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enlo" svg:font-family="Menlo, Monaco, Consolas, 'Courier New', monospace"/>
    <style:font-face style:name="Quattrocento" svg:font-family="Quattrocento, serif"/>
    <style:font-face style:name="Roboto" svg:font-family="Roboto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000000" style:font-name="Roboto" fo:letter-spacing="normal" fo:font-style="normal" fo:font-weight="normal" officeooo:rsid="001e9b33" officeooo:paragraph-rsid="001e9b33" style:font-weight-asian="normal" style:font-weight-complex="normal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.265cm" loext:contextual-spacing="false" fo:line-height="142%" fo:text-align="start" style:justify-single-word="false" fo:orphans="2" fo:widows="2" fo:text-indent="0cm" style:auto-text-indent="false" fo:background-color="#f5f5f5" fo:padding-left="0.238cm" fo:padding-right="0cm" fo:padding-top="0.238cm" fo:padding-bottom="0.238cm" fo:border-left="0.06pt solid #cccccc" fo:border-right="none" fo:border-top="0.06pt solid #cccccc" fo:border-bottom="0.06pt solid #cccccc"/>
      <style:text-properties fo:font-variant="normal" fo:text-transform="none" fo:color="#333333" style:font-name="Menlo" fo:font-size="9.75pt" fo:letter-spacing="normal" fo:font-style="normal" fo:font-weight="normal" fo:background-color="#f8f8f8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5a2eba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688430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color="#000000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color="#000000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color="#000000" fo:font-weight="bold" officeooo:rsid="005d5f27" officeooo:paragraph-rsid="005a2eba" style:font-weight-asian="bold" style:font-weight-complex="bold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rsid="005571c9" officeooo:paragraph-rsid="005571c9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rsid="0055c2b1" officeooo:paragraph-rsid="0055c2b1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paragraph-rsid="005a2eba" style:font-weight-asian="bold" style:font-weight-complex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paragraph-rsid="00688430" style:font-weight-asian="bold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weight="bold" officeooo:paragraph-rsid="005a2eba" style:font-weight-asian="bold" style:font-weight-complex="bold"/>
    </style:style>
    <style:style style:name="P1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weight="bold" officeooo:rsid="006afb4a" officeooo:paragraph-rsid="006afb4a" style:font-weight-asian="bold" style:font-weight-complex="bold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officeooo:rsid="0067922c" officeooo:paragraph-rsid="0067922c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officeooo:rsid="006afb4a" officeooo:paragraph-rsid="006afb4a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rsid="006afb4a" officeooo:paragraph-rsid="006afb4a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rsid="006d7d6e" officeooo:paragraph-rsid="006d7d6e" style:font-weight-asian="normal" style:font-weight-complex="normal"/>
    </style:style>
    <style:style style:name="P1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20" style:family="paragraph" style:parent-style-name="Heading_20_2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" fo:letter-spacing="normal" fo:font-style="normal" fo:font-weight="bold" officeooo:rsid="005d5f27" officeooo:paragraph-rsid="005a2eba" style:font-weight-asian="bold" style:font-weight-complex="bold"/>
    </style:style>
    <style:style style:name="P21" style:family="paragraph" style:parent-style-name="Heading_20_2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" fo:letter-spacing="normal" fo:font-style="normal" fo:font-weight="normal" officeooo:rsid="0055c2b1" officeooo:paragraph-rsid="0055c2b1"/>
    </style:style>
    <style:style style:name="P22" style:family="paragraph" style:parent-style-name="Heading_20_2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" fo:letter-spacing="normal" fo:font-style="normal" fo:font-weight="normal" officeooo:paragraph-rsid="005a2eba"/>
    </style:style>
    <style:style style:name="P23" style:family="paragraph" style:parent-style-name="Standard">
      <style:text-properties officeooo:rsid="001626e2" officeooo:paragraph-rsid="001626e2"/>
    </style:style>
    <style:style style:name="P24" style:family="paragraph" style:parent-style-name="Standard">
      <style:text-properties officeooo:rsid="00162c36" officeooo:paragraph-rsid="00162c36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1626e2" officeooo:paragraph-rsid="001626e2" style:font-weight-asian="bold" style:font-weight-complex="bold"/>
    </style:style>
    <style:style style:name="P26" style:family="paragraph" style:parent-style-name="Standard">
      <style:text-properties fo:font-weight="bold" officeooo:rsid="001626e2" officeooo:paragraph-rsid="001626e2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162c36" officeooo:paragraph-rsid="00162c36" style:font-weight-asian="bold" style:font-weight-complex="bold"/>
    </style:style>
    <style:style style:name="P28" style:family="paragraph" style:parent-style-name="Standard">
      <style:text-properties fo:font-weight="bold" officeooo:rsid="00162c36" officeooo:paragraph-rsid="00162c36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weight="bold" officeooo:rsid="001a4d77" officeooo:paragraph-rsid="001a4d77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1e9b33" officeooo:paragraph-rsid="001e9b33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1e9b33" officeooo:paragraph-rsid="001e9b33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034ce3a" officeooo:paragraph-rsid="0034ce3a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1918b9" officeooo:paragraph-rsid="001918b9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1a4d77" officeooo:paragraph-rsid="001a4d77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1a4d77" officeooo:paragraph-rsid="002304f1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1d9537" officeooo:paragraph-rsid="001d9537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1e670a" officeooo:paragraph-rsid="001e670a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1e9b33" officeooo:paragraph-rsid="001e9b33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weight="normal" officeooo:rsid="001e9b33" officeooo:paragraph-rsid="001e9b33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1fd63c" officeooo:paragraph-rsid="001fd63c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3dd0c1" officeooo:paragraph-rsid="003dd0c1" style:font-weight-asian="normal" style:font-weight-complex="normal"/>
    </style:style>
    <style:style style:name="P43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44" style:family="paragraph" style:parent-style-name="Standard">
      <style:paragraph-properties fo:text-align="start" style:justify-single-word="false"/>
      <style:text-properties fo:color="#d4d4d4" style:font-name="Consolas" fo:font-size="10.5pt" fo:font-weight="normal" officeooo:rsid="001e9b33" officeooo:paragraph-rsid="001e9b33" fo:background-color="#1e1e1e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d4d4d4" style:font-name="Consolas" fo:font-size="10.5pt" fo:font-weight="normal" officeooo:paragraph-rsid="004d33c2" fo:background-color="#1e1e1e"/>
    </style:style>
    <style:style style:name="P46" style:family="paragraph" style:parent-style-name="Standard">
      <style:paragraph-properties fo:text-align="start" style:justify-single-word="false"/>
      <style:text-properties fo:color="#d4d4d4" style:font-name="Consolas" fo:font-size="10.5pt" fo:font-weight="normal" officeooo:rsid="004f3372" officeooo:paragraph-rsid="004f3372" fo:background-color="#1e1e1e"/>
    </style:style>
    <style:style style:name="P47" style:family="paragraph" style:parent-style-name="Standard">
      <style:paragraph-properties style:line-height-at-least="0.503cm"/>
      <style:text-properties fo:color="#d4d4d4" fo:background-color="#1e1e1e"/>
    </style:style>
    <style:style style:name="P48" style:family="paragraph" style:parent-style-name="Standard">
      <style:paragraph-properties style:line-height-at-least="0.503cm"/>
      <style:text-properties fo:color="#ce9178" style:font-name="Consolas" fo:font-size="10.5pt" fo:font-weight="normal" fo:background-color="#1e1e1e"/>
    </style:style>
    <style:style style:name="P49" style:family="paragraph" style:parent-style-name="Standard">
      <style:paragraph-properties style:line-height-at-least="0.503cm"/>
    </style:style>
    <style:style style:name="P50" style:family="paragraph" style:parent-style-name="Standard">
      <style:paragraph-properties fo:text-align="start" style:justify-single-word="false"/>
      <style:text-properties fo:color="#000000" fo:font-weight="normal" officeooo:rsid="001e9b33" officeooo:paragraph-rsid="001e9b33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weight="normal" officeooo:rsid="001e9b33" officeooo:paragraph-rsid="004ecc12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weight="normal" officeooo:rsid="004ac99a" officeooo:paragraph-rsid="004ac99a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weight="normal" officeooo:rsid="004d33c2" officeooo:paragraph-rsid="004d33c2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weight="bold" officeooo:rsid="001e9b33" officeooo:paragraph-rsid="001e9b33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letter-spacing="normal" fo:font-style="normal" fo:font-weight="bold" officeooo:rsid="001e9b33" officeooo:paragraph-rsid="004ecc12" style:font-weight-asian="bold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variant="normal" fo:text-transform="none" fo:color="#000000" style:font-name="Roboto" fo:letter-spacing="normal" fo:font-style="normal" fo:font-weight="bold" officeooo:rsid="001e9b33" officeooo:paragraph-rsid="004ecc12" style:font-weight-asian="bold" style:font-weight-complex="bold"/>
    </style:style>
    <style:style style:name="P57" style:family="paragraph" style:parent-style-name="Preformatted_20_Text">
      <loext:graphic-properties draw:fill="solid" draw:fill-color="#f5f5f5" draw:opacity="100%"/>
      <style:paragraph-properties fo:margin-top="0cm" fo:margin-bottom="0.265cm" loext:contextual-spacing="false" fo:line-height="142%" fo:text-align="start" style:justify-single-word="false" fo:orphans="2" fo:widows="2" fo:background-color="#f5f5f5" fo:padding-left="0.238cm" fo:padding-right="0cm" fo:padding-top="0.238cm" fo:padding-bottom="0.238cm" fo:border-left="0.06pt solid #cccccc" fo:border-right="none" fo:border-top="0.06pt solid #cccccc" fo:border-bottom="0.06pt solid #cccccc"/>
      <style:text-properties fo:font-variant="normal" fo:text-transform="none" fo:color="#333333" style:font-name="Menlo" fo:font-size="9.75pt" fo:letter-spacing="normal" fo:font-style="normal" fo:font-weight="normal" fo:background-color="#f8f8f8"/>
    </style:style>
    <style:style style:name="P58" style:family="paragraph" style:parent-style-name="Preformatted_20_Text">
      <loext:graphic-properties draw:fill="solid" draw:fill-color="#f5f5f5" draw:opacity="100%"/>
      <style:paragraph-properties fo:margin-top="0cm" fo:margin-bottom="0.265cm" loext:contextual-spacing="false" fo:line-height="142%" fo:text-align="start" style:justify-single-word="false" fo:orphans="2" fo:widows="2" fo:background-color="#f5f5f5" fo:padding-left="0.238cm" fo:padding-right="0cm" fo:padding-top="0.238cm" fo:padding-bottom="0.238cm" fo:border-left="0.06pt solid #cccccc" fo:border-right="none" fo:border-top="0.06pt solid #cccccc" fo:border-bottom="0.06pt solid #cccccc"/>
      <style:text-properties fo:font-variant="normal" fo:text-transform="none" fo:color="#666666" style:font-name="Menlo" fo:font-size="9.75pt" fo:letter-spacing="normal" fo:font-style="normal" fo:font-weight="normal" fo:background-color="#f8f8f8"/>
    </style:style>
    <style:style style:name="P59" style:family="paragraph" style:parent-style-name="Standard">
      <style:paragraph-properties fo:margin-top="0cm" fo:margin-bottom="0.499cm" loext:contextual-spacing="false" style:line-height-at-least="0.503cm"/>
    </style:style>
    <style:style style:name="P60" style:family="paragraph" style:parent-style-name="Text_20_body">
      <style:paragraph-properties fo:text-align="start" style:justify-single-word="false"/>
      <style:text-properties fo:font-weight="normal" officeooo:rsid="001e9b33" officeooo:paragraph-rsid="001e9b33" style:font-weight-asian="normal" style:font-weight-complex="normal"/>
    </style:style>
    <style:style style:name="P61" style:family="paragraph" style:parent-style-name="Standard">
      <style:paragraph-properties fo:margin-left="0cm" fo:margin-right="0cm" fo:orphans="2" fo:widows="2" fo:text-indent="0cm" style:auto-text-indent="false"/>
      <style:text-properties officeooo:rsid="0067922c" officeooo:paragraph-rsid="0067922c"/>
    </style:style>
    <style:style style:name="P62" style:family="paragraph" style:parent-style-name="Standard">
      <style:paragraph-properties fo:margin-left="0cm" fo:margin-right="0cm" fo:orphans="2" fo:widows="2" fo:text-indent="0cm" style:auto-text-indent="false"/>
      <style:text-properties fo:font-weight="bold" officeooo:paragraph-rsid="005a2eba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fo:font-weight="bold" officeooo:rsid="001e9b33" officeooo:paragraph-rsid="001e9b3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04f1" style:font-weight-asian="bold" style:font-weight-complex="bold"/>
    </style:style>
    <style:style style:name="T3" style:family="text">
      <style:text-properties fo:font-weight="bold" officeooo:rsid="0038d82c" style:font-weight-asian="bold" style:font-weight-complex="bold"/>
    </style:style>
    <style:style style:name="T4" style:family="text">
      <style:text-properties fo:font-weight="bold" officeooo:rsid="0048ac72" style:font-weight-asian="bold" style:font-weight-complex="bold"/>
    </style:style>
    <style:style style:name="T5" style:family="text">
      <style:text-properties fo:font-weight="bold" officeooo:rsid="004832b0" style:font-weight-asian="bold" style:font-weight-complex="bold"/>
    </style:style>
    <style:style style:name="T6" style:family="text">
      <style:text-properties officeooo:rsid="0017cb27"/>
    </style:style>
    <style:style style:name="T7" style:family="text">
      <style:text-properties officeooo:rsid="001fb93b"/>
    </style:style>
    <style:style style:name="T8" style:family="text">
      <style:text-properties fo:font-variant="normal" fo:text-transform="none" fo:color="#121212" style:font-name="Quattrocento" fo:font-size="10.5pt" fo:letter-spacing="normal" fo:font-style="normal"/>
    </style:style>
    <style:style style:name="T9" style:family="text">
      <style:text-properties fo:font-variant="normal" fo:text-transform="none" fo:color="#121212" style:font-name="Quattrocento" fo:font-size="10.5pt" fo:letter-spacing="normal" fo:font-style="normal" fo:font-weight="normal"/>
    </style:style>
    <style:style style:name="T10" style:family="text">
      <style:text-properties fo:font-variant="normal" fo:text-transform="none" fo:color="#121212" fo:letter-spacing="normal"/>
    </style:style>
    <style:style style:name="T11" style:family="text">
      <style:text-properties fo:font-variant="normal" fo:text-transform="none" fo:color="#c7254e" style:font-name="Menlo" fo:font-size="9pt" fo:letter-spacing="normal" fo:font-style="normal" fo:background-color="#f9f2f4" loext:char-shading-value="0" loext:padding="0cm" loext:border="none"/>
    </style:style>
    <style:style style:name="T12" style:family="text">
      <style:text-properties fo:font-variant="normal" fo:text-transform="none" fo:color="#c7254e" style:text-line-through-style="none" style:text-line-through-type="none" style:font-name="Menlo" fo:font-size="9pt" fo:letter-spacing="normal" fo:font-style="normal" style:text-underline-style="none" fo:font-weight="normal" style:text-blinking="false" fo:background-color="#f9f2f4" loext:char-shading-value="0" loext:padding="0cm" loext:border="none"/>
    </style:style>
    <style:style style:name="T13" style:family="text">
      <style:text-properties fo:font-variant="normal" fo:text-transform="none" fo:color="#7ab317" style:text-line-through-style="none" style:text-line-through-type="none" style:font-name="Quattrocento" fo:font-size="10.5pt" fo:letter-spacing="normal" fo:font-style="normal" style:text-underline-style="none" fo:font-weight="normal" style:text-blinking="false" fo:background-color="#ffffff" loext:char-shading-value="0"/>
    </style:style>
    <style:style style:name="T14" style:family="text">
      <style:text-properties fo:font-variant="normal" fo:text-transform="none" fo:color="#000000" style:font-name="Roboto" fo:font-size="10.5pt" fo:letter-spacing="normal" fo:font-style="normal"/>
    </style:style>
    <style:style style:name="T15" style:family="text">
      <style:text-properties fo:font-variant="normal" fo:text-transform="none" fo:color="#000000" style:font-name="Roboto" fo:font-size="10.5pt" fo:letter-spacing="normal" fo:font-style="normal" fo:font-weight="bold"/>
    </style:style>
    <style:style style:name="T16" style:family="text">
      <style:text-properties fo:font-variant="normal" fo:text-transform="none" fo:color="#000000" style:font-name="Roboto" fo:font-size="10.5pt" fo:letter-spacing="normal" fo:font-style="normal" officeooo:rsid="00472c71"/>
    </style:style>
    <style:style style:name="T17" style:family="text">
      <style:text-properties fo:color="#121212" style:font-name="Quattrocento" fo:font-size="10.5pt" fo:letter-spacing="normal"/>
    </style:style>
    <style:style style:name="T18" style:family="text">
      <style:text-properties fo:color="#121212" style:font-name="Quattrocento" fo:font-size="10.5pt" fo:letter-spacing="normal" fo:font-weight="bold"/>
    </style:style>
    <style:style style:name="T19" style:family="text">
      <style:text-properties fo:color="#666666"/>
    </style:style>
    <style:style style:name="T20" style:family="text">
      <style:text-properties fo:color="#008000" fo:font-weight="bold"/>
    </style:style>
    <style:style style:name="T21" style:family="text">
      <style:text-properties fo:color="#0000ff" fo:font-weight="bold"/>
    </style:style>
    <style:style style:name="T22" style:family="text">
      <style:text-properties officeooo:rsid="002304f1"/>
    </style:style>
    <style:style style:name="T23" style:family="text">
      <style:text-properties officeooo:rsid="0025a641"/>
    </style:style>
    <style:style style:name="T24" style:family="text">
      <style:text-properties officeooo:rsid="00270405"/>
    </style:style>
    <style:style style:name="T25" style:family="text">
      <style:text-properties officeooo:rsid="0027d19f"/>
    </style:style>
    <style:style style:name="T26" style:family="text">
      <style:text-properties officeooo:rsid="002f22ab"/>
    </style:style>
    <style:style style:name="T27" style:family="text">
      <style:text-properties officeooo:rsid="002fa378"/>
    </style:style>
    <style:style style:name="T28" style:family="text">
      <style:text-properties officeooo:rsid="0030fb24"/>
    </style:style>
    <style:style style:name="T29" style:family="text">
      <style:text-properties officeooo:rsid="0032efe1"/>
    </style:style>
    <style:style style:name="T30" style:family="text">
      <style:text-properties officeooo:rsid="0038d82c"/>
    </style:style>
    <style:style style:name="T31" style:family="text">
      <style:text-properties officeooo:rsid="003a919e"/>
    </style:style>
    <style:style style:name="T32" style:family="text">
      <style:text-properties fo:color="#dcdcaa"/>
    </style:style>
    <style:style style:name="T33" style:family="text">
      <style:text-properties fo:color="#dcdcaa" style:font-name="Consolas" fo:font-size="10.5pt" fo:font-weight="normal"/>
    </style:style>
    <style:style style:name="T34" style:family="text">
      <style:text-properties fo:color="#ce9178"/>
    </style:style>
    <style:style style:name="T35" style:family="text">
      <style:text-properties fo:color="#ce9178" style:font-name="Consolas" fo:font-size="10.5pt" fo:font-weight="normal"/>
    </style:style>
    <style:style style:name="T36" style:family="text">
      <style:text-properties fo:color="#4ec9b0"/>
    </style:style>
    <style:style style:name="T37" style:family="text">
      <style:text-properties fo:color="#4ec9b0" style:font-name="Consolas" fo:font-size="10.5pt" fo:font-weight="normal"/>
    </style:style>
    <style:style style:name="T38" style:family="text">
      <style:text-properties fo:color="#6a9955"/>
    </style:style>
    <style:style style:name="T39" style:family="text">
      <style:text-properties fo:color="#6a9955" style:font-name="Consolas" fo:font-size="10.5pt" fo:font-weight="normal"/>
    </style:style>
    <style:style style:name="T40" style:family="text">
      <style:text-properties fo:color="#b5cea8"/>
    </style:style>
    <style:style style:name="T41" style:family="text">
      <style:text-properties fo:color="#b5cea8" style:font-name="Consolas" fo:font-size="10.5pt" fo:font-weight="normal"/>
    </style:style>
    <style:style style:name="T42" style:family="text">
      <style:text-properties fo:color="#c586c0"/>
    </style:style>
    <style:style style:name="T43" style:family="text">
      <style:text-properties fo:color="#c586c0" style:font-name="Consolas" fo:font-size="10.5pt" fo:font-weight="normal"/>
    </style:style>
    <style:style style:name="T44" style:family="text">
      <style:text-properties style:font-name="Consolas" fo:font-size="10.5pt" fo:font-weight="normal"/>
    </style:style>
    <style:style style:name="T45" style:family="text">
      <style:text-properties fo:color="#000000" fo:font-weight="bold" officeooo:rsid="00582a54" style:font-weight-asian="bold" style:font-weight-complex="bold"/>
    </style:style>
    <style:style style:name="T46" style:family="text">
      <style:text-properties fo:color="#000000" fo:font-weight="bold" officeooo:rsid="0059b69e" style:font-weight-asian="bold" style:font-weight-complex="bold"/>
    </style:style>
    <style:style style:name="T47" style:family="text">
      <style:text-properties fo:color="#000000" fo:font-weight="bold" officeooo:rsid="005a2eba" style:font-weight-asian="bold" style:font-weight-complex="bold"/>
    </style:style>
    <style:style style:name="T48" style:family="text">
      <style:text-properties fo:color="#000000" fo:font-weight="bold" officeooo:rsid="005ad187" style:font-weight-asian="bold" style:font-weight-complex="bold"/>
    </style:style>
    <style:style style:name="T49" style:family="text">
      <style:text-properties fo:color="#000000" fo:font-weight="bold" officeooo:rsid="005b7f0a" style:font-weight-asian="bold" style:font-weight-complex="bold"/>
    </style:style>
    <style:style style:name="T50" style:family="text">
      <style:text-properties fo:color="#000000" fo:font-weight="bold" officeooo:rsid="005d5f27" style:font-weight-asian="bold" style:font-weight-complex="bold"/>
    </style:style>
    <style:style style:name="T51" style:family="text">
      <style:text-properties officeooo:rsid="004afe03"/>
    </style:style>
    <style:style style:name="T52" style:family="text">
      <style:text-properties officeooo:rsid="004c365d"/>
    </style:style>
    <style:style style:name="T53" style:family="text">
      <style:text-properties fo:color="#9cdcfe"/>
    </style:style>
    <style:style style:name="T54" style:family="text">
      <style:text-properties fo:color="#569cd6"/>
    </style:style>
    <style:style style:name="T55" style:family="text">
      <style:text-properties fo:color="#569cd6" style:font-name="Consolas" fo:font-size="10.5pt" fo:font-weight="normal"/>
    </style:style>
    <style:style style:name="T56" style:family="text">
      <style:text-properties officeooo:rsid="004f3372"/>
    </style:style>
    <style:style style:name="T57" style:family="text">
      <style:text-properties officeooo:rsid="0053d02f"/>
    </style:style>
    <style:style style:name="T58" style:family="text">
      <style:text-properties officeooo:rsid="00707907"/>
    </style:style>
    <style:style style:name="T59" style:family="text">
      <style:text-properties officeooo:rsid="0071a7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Por que Python?</text:p>
      <text:p text:style-name="P26"><text:s/><text:tab/>**Campos de la tecnología <text:span text:style-name="T58">en los que se puede usar este lenguaje</text:span>: **</text:p>
      <text:p text:style-name="P23"/>
      <text:p text:style-name="P23"><text:span text:style-name="T1">Frontend</text:span>: Se encarga de llevar el diseño de una aplicación o sitio web a código</text:p>
      <text:p text:style-name="P23"><text:span text:style-name="T1">IoT</text:span>: Se encarga de darle la capacidad de conectarse a internet a elementos que pueden estar a nuestro alrededor.</text:p>
      <text:p text:style-name="P23"><text:span text:style-name="T1">IA</text:span>: Se encarga de enseñarle a la computadora a resolver un determinado problema sin la necesidad de estar involucrados constantemente.</text:p>
      <text:p text:style-name="P23"><text:span text:style-name="T1">Backend</text:span>: Se encarga de crear la lógica con la cual va a funcionar una determinada aplicación y que va a ser almacenada en un servidor.</text:p>
      <text:p text:style-name="P23"><text:span text:style-name="T1">DevOps</text:span>: Se encarga de manejar la información almacenada en la nube de una determinada aplicación.</text:p>
      <text:p text:style-name="P23"><text:span text:style-name="T1">Data</text:span> <text:span text:style-name="T1">Science</text:span>: Se encarga de tomar la información relevante de un determinado ambiente y poder sacar conclusiones al respecto.</text:p>
      <text:p text:style-name="P23"><text:span text:style-name="T1">Video</text:span> <text:span text:style-name="T1">juegos</text:span>: Se encarga de combinar la programación, el diseño y la música para generar grandes experiencias a los usuarios.</text:p>
      <text:p text:style-name="P23"><text:span text:style-name="T1">Desarrollo</text:span> <text:span text:style-name="T1">móvil</text:span>: Se encarga de crear aplicaciones que serán almacenadas en la PlayStore o AppStore, y que podremos hacer uso de ellas desde nuestros smartphones.</text:p>
      <text:p text:style-name="P23"/>
      <text:p text:style-name="P23">De todos estos campos, python funciona muy bien en IoT, IA, Backend y Data Sciense</text:p>
      <text:p text:style-name="P23"/>
      <text:p text:style-name="P24"><text:span text:style-name="T1">Ventajas</text:span>: *Nos ayuda a fortalecer las buenas practicas</text:p>
      <text:p text:style-name="P24"><text:tab/> <text:s text:c="4"/>*Facil de aprender, familiarizado con el ingles</text:p>
      <text:p text:style-name="P24"><text:tab/> <text:s text:c="4"/>*Elegante, tiene una forma definida</text:p>
      <text:p text:style-name="P24"/>
      <text:p text:style-name="P27">El núcleo de un programa: los algoritmo</text:p>
      <text:p text:style-name="P24"><text:span text:style-name="T6">U</text:span>n algoritmo es una serie de pasos ordenados para resolver un problema. Este es finito, ordenado, y no ambiguo</text:p>
      <text:p text:style-name="P24"/>
      <text:p text:style-name="P28"><text:s/><text:tab/>Partes de un Algoritmo</text:p>
      <text:p text:style-name="P24">Todo algoritmo debe obedecer a la estructura básica de un sistema, es decir: entrada, proceso y salida.</text:p>
      <text:p text:style-name="P28"><text:s/><text:tab/>Características de los Algoritmos:</text:p>
      <text:p text:style-name="P24">Las características fundamentales que debe cumplir todo algoritmo son:</text:p>
      <text:p text:style-name="P24"/>
      <text:p text:style-name="P24">Un algoritmo debe ser preciso e indicar el orden de realización de cada paso.</text:p>
      <text:p text:style-name="P24"/>
      <text:p text:style-name="P24">Un algoritmo debe estar definido. Si se sigue un algoritmo dos veces, se debe obtener el mismo resultado cada vez.</text:p>
      <text:p text:style-name="P24"/>
      <text:p text:style-name="P24">Un algoritmo debe ser finito. el algoritmo se debe terminar en algún momento; o sea, debe tener un número finito de pasos.</text:p>
      <text:p text:style-name="P24"/>
      <text:p text:style-name="P24">Un algoritmo debe ser legible: El texto que lo describe debe ser claro, tal que permita entenderlo y leerlo fácilmente.</text:p>
      <text:p text:style-name="P24"/>
      <text:p text:style-name="P27">Tu mejor herramienta: la consola</text:p>
      <text:p text:style-name="P34">La consola nos permitira interactuar con nuestro equipo a traves de comando especiales.</text:p>
      <text:p text:style-name="P34"><text:span text:style-name="T1">Crtl + L</text:span> = limpiar consola</text:p>
      <text:p text:style-name="P34">“cd(cambiar directorio)..” moverte a la carpera padre de consola/carpeta anterior</text:p>
      <text:p text:style-name="P34">“<text:span text:style-name="T1">cd\escritorio o desktop</text:span>” va al escritorio</text:p>
      <text:p text:style-name="P35">“<text:span text:style-name="T1">cd\nombre_de_carpeta</text:span>” <text:span text:style-name="T31">tambien se puede sin la barra</text:span></text:p>
      <text:p text:style-name="P35">“<text:span text:style-name="T1">cd ..</text:span>” ir atrás</text:p>
      <text:p text:style-name="P35">“<text:span text:style-name="T1">ls</text:span>” ver el contenido de la carpeta en la que estas ubicada</text:p>
      <text:p text:style-name="P35">“<text:span text:style-name="T1">mkdir nombre_carpeta</text:span>” crea carpeta</text:p>
      <text:p text:style-name="P35">“<text:span text:style-name="T1">touch nombre_archivo.txt</text:span>” crea archivo .extencion</text:p>
      <text:p text:style-name="P35"><text:span text:style-name="T1">“</text:span><text:span text:style-name="T2">exit()”</text:span><text:span text:style-name="T22"> para salir de la consola py”</text:span></text:p>
      <text:p text:style-name="P35"/>
      <text:p text:style-name="P29">Explorando Python: operadores aritméticos</text:p>
      <text:p text:style-name="P37">cuando escribimos python podemos usar el editor de codigo, o la consola interactiva. Esta ultima nos permite ejecutar lineas de codigo de manera independiente.</text:p>
      <text:p text:style-name="P37"/>
      <text:p text:style-name="P38">“<text:span text:style-name="T1">py</text:span>” o “pyhton3” para inicia consola interactiva</text:p>
      <text:p text:style-name="P36"><text:span text:style-name="T1">“</text:span><text:span text:style-name="T2">exit()”</text:span><text:span text:style-name="T22"> para salir de la consola py”</text:span></text:p>
      <text:p text:style-name="P38">&gt;&gt;&gt; 5+5</text:p>
      <text:p text:style-name="P38">10</text:p>
      <text:p text:style-name="P38"><text:soft-page-break/>&gt;&gt;&gt; 10-9</text:p>
      <text:p text:style-name="P38">1</text:p>
      <text:p text:style-name="P38">&gt;&gt;&gt; 8*9</text:p>
      <text:p text:style-name="P38">72</text:p>
      <text:p text:style-name="P38">&gt;&gt;&gt; 4/2</text:p>
      <text:p text:style-name="P38">2.0</text:p>
      <text:p text:style-name="P38">&gt;&gt;&gt;</text:p>
      <text:p text:style-name="P38">&gt;&gt;&gt; 21/5 </text:p>
      <text:p text:style-name="P38">4.2</text:p>
      <text:p text:style-name="P38">&gt;&gt;&gt; 21//5 para ver la <text:span text:style-name="T1">parte</text:span> <text:span text:style-name="T1">entera</text:span> de la division</text:p>
      <text:p text:style-name="P38">4</text:p>
      <text:p text:style-name="P38">&gt;&gt;&gt; 21%5 <text:s/>para ver el <text:span text:style-name="T1">resto</text:span> de la division</text:p>
      <text:p text:style-name="P38">1</text:p>
      <text:p text:style-name="P39">&gt;&gt;&gt; 2**2 potencias</text:p>
      <text:p text:style-name="P39">4</text:p>
      <text:p text:style-name="P39">&gt;&gt;&gt; 5+5*2 – <text:span text:style-name="T7">sigue las reglas de operadores, primero la multiplicacion y despues la sum</text:span></text:p>
      <text:p text:style-name="P39">15</text:p>
      <text:p text:style-name="P41"><text:tab/>RAIZ CUADRADA</text:p>
      <text:p text:style-name="P39"><text:span text:style-name="T8">Vía la función estándar </text:span><text:span text:style-name="Source_20_Text"><text:span text:style-name="T11">math.sqrt()</text:span></text:span><text:span text:style-name="T10"> </text:span><text:span text:style-name="T8">(</text:span><text:span text:style-name="Emphasis"><text:span text:style-name="Strong_20_Emphasis"><text:span text:style-name="T18">sq</text:span></text:span></text:span><text:span text:style-name="Emphasis"><text:span text:style-name="T17">uare </text:span></text:span><text:span text:style-name="Emphasis"><text:span text:style-name="Strong_20_Emphasis"><text:span text:style-name="T18">r</text:span></text:span></text:span><text:span text:style-name="Emphasis"><text:span text:style-name="T17">oo</text:span></text:span><text:span text:style-name="Emphasis"><text:span text:style-name="Strong_20_Emphasis"><text:span text:style-name="T18">t</text:span></text:span></text:span><text:span text:style-name="T8">):</text:span></text:p>
      <text:p text:style-name="P3"><text:span text:style-name="T19">&gt;&gt;&gt;</text:span> <text:span text:style-name="T20">from</text:span> <text:span text:style-name="T21">math</text:span> <text:span text:style-name="T20">import</text:span> sqrt</text:p>
      <text:p text:style-name="P57"><text:span text:style-name="T19">&gt;&gt;&gt;</text:span> sqrt(<text:span text:style-name="T19">16</text:span>)</text:p>
      <text:p text:style-name="P58">4.0</text:p>
      <text:p text:style-name="P19"><text:line-break/><text:span text:style-name="T9">Una alternativa es </text:span><text:a xlink:type="simple" xlink:href="http://micro.recursospython.com/recursos/como-elevar-un-numero-a-una-potencia.html" text:style-name="Internet_20_link" text:visited-style-name="Visited_20_Internet_20_Link"><text:span text:style-name="T13">elevar al exponente </text:span></text:a><text:a xlink:type="simple" xlink:href="http://micro.recursospython.com/recursos/como-elevar-un-numero-a-una-potencia.html" text:style-name="Internet_20_link" text:visited-style-name="Visited_20_Internet_20_Link"><text:span text:style-name="Source_20_Text"><text:span text:style-name="T12">0.5</text:span></text:span></text:a><text:span text:style-name="T9">:</text:span></text:p>
      <text:p text:style-name="P3"><text:span text:style-name="T19">&gt;&gt;&gt;</text:span> <text:span text:style-name="T19">16</text:span> <text:span text:style-name="T19">**</text:span> <text:span text:style-name="T19">0.5</text:span></text:p>
      <text:p text:style-name="P58">4.0</text:p>
      <text:h text:style-name="P1" text:outline-level="2">¿Qué es una variable?</text:h>
      <text:p text:style-name="P39">Es un lugar en memoria (una especie de caja) en el que podemos guardar objetos (números, texto, etc). Esta variable posee un <text:span text:style-name="T1">identificador</text:span> o <text:span text:style-name="T1">nombre</text:span> con el cual podemos llamarla cuando la necesitemos.</text:p>
      <text:p text:style-name="P39"/>
      <text:p text:style-name="P39"/>
      <text:p text:style-name="P30"><text:tab/>Asignación de variables</text:p>
      <text:p text:style-name="P39">En python creamos las variables asignándoles un valor de la siguiente manera:</text:p>
      <text:p text:style-name="P39">&lt;identificador&gt; = &lt;valor&gt;</text:p>
      <text:p text:style-name="P39">en este caso el signo = se lee como “asignar”</text:p>
      <text:p text:style-name="P39"><text:tab/><text:span text:style-name="T1">Reasignación de variables</text:span></text:p>
      <text:p text:style-name="P39">Podemos en cualquier momento cambiar el valor de nuestra variable volviendo a asignar un valor al mismo identificador</text:p>
      <text:p text:style-name="P39">&lt;identificador&gt; = &lt;nuevo_valor&gt;</text:p>
      <text:p text:style-name="P30"><text:tab/>Reglas en el uso de identificadores</text:p>
      <text:p text:style-name="P39">No pueden empezar con un número.</text:p>
      <text:p text:style-name="P39">Deben estar en minúsculas</text:p>
      <text:p text:style-name="P39">Para separar las palabras usamos el guion bajo: _</text:p>
      <text:p text:style-name="P39">Estas reglas son aplicadas al lenguaje python, en otros lenguajes pueden haber otras reglas</text:p>
      <text:p text:style-name="P39"/>
      <text:p text:style-name="P39">&gt;&gt;&gt; numero = 3</text:p>
      <text:p text:style-name="P39">&gt;&gt;&gt; print (numero)</text:p>
      <text:p text:style-name="P39">3</text:p>
      <text:p text:style-name="P39">&gt;&gt;&gt; numero1=5</text:p>
      <text:p text:style-name="P39">&gt;&gt;&gt; numero2=6</text:p>
      <text:p text:style-name="P39">&gt;&gt;&gt; print (numero1+numero2)</text:p>
      <text:p text:style-name="P39">11</text:p>
      <text:p text:style-name="P39"/>
      <text:p text:style-name="P39"/>
      <text:p text:style-name="P39"/>
      <text:p text:style-name="P39"/>
      <text:p text:style-name="P31"><text:soft-page-break/>Los primitivos: tipos de datos sencillos</text:p>
      <text:p text:style-name="P30">Objetos</text:p>
      <text:p text:style-name="P39">Un objeto es una forma de modelar el mundo, en los lenguajes de programación se caracterizan por tener métodos y atributos. En python todo es un objeto.</text:p>
      <text:p text:style-name="P39"/>
      <text:p text:style-name="P30">Tipos de datos</text:p>
      <text:p text:style-name="P39">Podemos encontrar cuatros tipo de datos que vienen definidos por defecto en python, a estos tipos de datos los conocemos como primitivos.</text:p>
      <text:p text:style-name="P39"/>
      <text:p text:style-name="P39"><text:span text:style-name="T1">Integers</text:span> → Números Enteros</text:p>
      <text:p text:style-name="P39"><text:span text:style-name="T1">Floats</text:span> → Números de punto flotantes (decimales) <text:span text:style-name="T24">siempre usar el punto .</text:span></text:p>
      <text:p text:style-name="P39"><text:span text:style-name="T1">Strings</text:span> → Cadena de caracteres (texto)</text:p>
      <text:p text:style-name="P39"><text:span text:style-name="T1">Boolean</text:span> → Boolenaos (Verdadero o Falso) <text:span text:style-name="T25">True o False</text:span></text:p>
      <text:p text:style-name="P39"/>
      <text:p text:style-name="P30">Notas</text:p>
      <text:p text:style-name="P39">Algunos operadores aritméticos pueden funcionar para operar con otros tipos de datos, por ejemplo: podemos sumar strings, lo que <text:span text:style-name="T1">concatena</text:span> el texto o multiplicar un entero por un strings lo que repetirá el string las veces que indique el entero</text:p>
      <text:p text:style-name="P39"/>
      <text:p text:style-name="P39">&gt;&gt;&gt; nombre = "maxi"</text:p>
      <text:p text:style-name="P39">&gt;&gt;&gt; nombre2 = "malu"</text:p>
      <text:p text:style-name="P39">&gt;&gt;&gt; texto = "ama a"</text:p>
      <text:p text:style-name="P39">&gt;&gt;&gt; print (nombre + texto + nombre2) <text:span text:style-name="T23">sin espacios</text:span></text:p>
      <text:p text:style-name="P39">maxiama amalu</text:p>
      <text:p text:style-name="P39">&gt;&gt;&gt; print (nombre + " " + texto + " " + nombre2)</text:p>
      <text:p text:style-name="P39">maxi ama a malu</text:p>
      <text:p text:style-name="P39">&gt;&gt;&gt;</text:p>
      <text:p text:style-name="P39"/>
      <text:p text:style-name="P40"><text:span text:style-name="T1">Convertir un dato a un tipo diferente</text:span> </text:p>
      <text:p text:style-name="P39">Input(" ") para pedirle al usuario que <text:span text:style-name="T1">introduzca</text:span> datos.</text:p>
      <text:p text:style-name="P39"/>
      <text:p text:style-name="P39">int() con datos o variables dentro de parentesis para <text:span text:style-name="T1">convertirlo</text:span> en <text:span text:style-name="T1">número</text:span> <text:span text:style-name="T1">entero</text:span>.</text:p>
      <text:p text:style-name="P39"/>
      <text:p text:style-name="P39">str() para <text:span text:style-name="T1">convertir</text:span> <text:span text:style-name="T1">números</text:span> tanto decimales como enteros <text:span text:style-name="T1">a</text:span> <text:span text:style-name="T1">strings</text:span>.</text:p>
      <text:p text:style-name="P39"/>
      <text:p text:style-name="P39">&gt;&gt;&gt; numero1 = <text:span text:style-name="T1">input</text:span>("Escribe un numero: ")</text:p>
      <text:p text:style-name="P39">Escribe un numero: 10</text:p>
      <text:p text:style-name="P39">&gt;&gt;&gt; numero2 = <text:span text:style-name="T1">input</text:span>("Escribe un numero: ")</text:p>
      <text:p text:style-name="P39">Escribe un numero: 5</text:p>
      <text:p text:style-name="P39">&gt;&gt;&gt; print(numero1+numero2)</text:p>
      <text:p text:style-name="P39">105</text:p>
      <text:p text:style-name="P39">&gt;&gt;&gt; numero1 = <text:span text:style-name="T1">int</text:span>(numero1)</text:p>
      <text:p text:style-name="P39">&gt;&gt;&gt; numero2 = <text:span text:style-name="T1">int</text:span>(numero2)</text:p>
      <text:p text:style-name="P39">&gt;&gt;&gt; print(numero1+numero2)</text:p>
      <text:p text:style-name="P39">15</text:p>
      <text:p text:style-name="P39">&gt;&gt;&gt; resultado = numero1 + numero2</text:p>
      <text:p text:style-name="P39">&gt;&gt;&gt; print(resultado)</text:p>
      <text:p text:style-name="P39">15</text:p>
      <text:p text:style-name="P39">&gt;&gt;&gt; <text:span text:style-name="T1">str</text:span>(resultado)</text:p>
      <text:p text:style-name="P39">'15'</text:p>
      <text:p text:style-name="P39">&gt;&gt;&gt; int(resultado)</text:p>
      <text:p text:style-name="P39">15</text:p>
      <text:p text:style-name="P39"/>
      <text:p text:style-name="P31">Operadores lógicos y de comparación</text:p>
      <text:p text:style-name="P32">Logicos:</text:p>
      <text:p text:style-name="P39"><text:span text:style-name="T1">-and</text:span> para comparar si dos valores son <text:span text:style-name="T1">verdaderos</text:span>. <text:span text:style-name="T26">||, </text:span><text:span text:style-name="T27">solo da true si </text:span><text:span text:style-name="T28">todas las variables</text:span><text:span text:style-name="T27"> son verdadero</text:span></text:p>
      <text:p text:style-name="P39">-<text:span text:style-name="T1">or</text:span> para comparar si dos valores son <text:span text:style-name="T1">falsos</text:span>. <text:span text:style-name="T26">&amp;&amp;, </text:span><text:span text:style-name="T28">Solo va a devolver falso si todas la variables comparadas son falsas.</text:span></text:p>
      <text:p text:style-name="P39">-<text:span text:style-name="T1">not</text:span> para invertir el valor booleano. !, <text:span text:style-name="T29">por ej pasa de true a false o viceversa</text:span></text:p>
      <text:p text:style-name="P32">Comparacion:</text:p>
      <text:p text:style-name="P39">- <text:span text:style-name="T1">==</text:span> “<text:span text:style-name="T30">es igual a” </text:span>Compara dos valores y te dice si son iguales o no.</text:p>
      <text:p text:style-name="P39">- <text:span text:style-name="T1">!=</text:span> “<text:span text:style-name="T30">distinto a” </text:span>Compara dos valores y te dice sin son diferentes o no.</text:p>
      <text:p text:style-name="P39">- <text:span text:style-name="T1">&gt;</text:span> Compara si es <text:span text:style-name="T1">mayor</text:span> que otro valor.</text:p>
      <text:p text:style-name="P39">- <text:span text:style-name="T3">&lt;</text:span> Compara si es <text:span text:style-name="T1">menor</text:span> que otro valor.</text:p>
      <text:p text:style-name="P39"><text:soft-page-break/><text:span text:style-name="T1">&gt;=</text:span> igual o mayor que el valor a comparar.</text:p>
      <text:p text:style-name="P39"><text:span text:style-name="T1">&lt;=</text:span> igual o menor que el valor a comparar.</text:p>
      <text:p text:style-name="P39"/>
      <text:p text:style-name="P31">Tu primer programa: conversor de monedas</text:p>
      <text:p text:style-name="P44">pesos = <text:span text:style-name="T32">input</text:span>(<text:span text:style-name="T34">"Cuantos pesos argentinos tienes?: "</text:span>)</text:p>
      <text:p text:style-name="P43">pesos = <text:span text:style-name="T36">float</text:span>(pesos) <text:span text:style-name="T38">#covertir input en decimal</text:span></text:p>
      <text:p text:style-name="P43">valor_dolar = <text:span text:style-name="T40">92</text:span></text:p>
      <text:p text:style-name="P43">dolares = pesos / valor_dolar</text:p>
      <text:p text:style-name="P43">dolares = <text:span text:style-name="T32">round</text:span>(dolares, <text:span text:style-name="T40">2</text:span>) <text:span text:style-name="T38">#solamente toma 2 decimales</text:span></text:p>
      <text:p text:style-name="P43">dolares = <text:span text:style-name="T36">str</text:span>(dolares)</text:p>
      <text:p text:style-name="P43"><text:span text:style-name="T32">print</text:span>(<text:span text:style-name="T34">"sus pesos argentinos, equivalen a $"</text:span> + dolares + <text:span text:style-name="T34">" dolares"</text:span>)</text:p>
      <text:p text:style-name="P39"/>
      <text:p text:style-name="P31">Construyendo el camino de un programa con condicionales</text:p>
      <text:p text:style-name="P42"># . para comentar 1 linea</text:p>
      <text:p text:style-name="P42">crtl +k+c y seleccionar la parte del codigo: cometar lo seleccionado</text:p>
      <text:p text:style-name="P42">crtl + /. idem arriba</text:p>
      <text:p text:style-name="P42"/>
      <text:p text:style-name="P39"/>
      <text:p text:style-name="P39">CONDICIONALES DE PYTHON</text:p>
      <text:p text:style-name="P39"><text:span text:style-name="T1">if</text:span> : si</text:p>
      <text:p text:style-name="P39"><text:span text:style-name="T1">elif</text:span>: en cambio sino (lo podemos usar cuantas veces sean necesarias)</text:p>
      <text:p text:style-name="P39"><text:span text:style-name="T1">else</text:span>: sino</text:p>
      <text:p text:style-name="P39"/>
      <text:p text:style-name="P44">numero = <text:span text:style-name="T36">int</text:span>(<text:span text:style-name="T32">input</text:span>(<text:span text:style-name="T34">"escribe un numero: "</text:span>))</text:p>
      <text:p text:style-name="P43"><text:span text:style-name="T42">if</text:span> numero &gt; <text:span text:style-name="T40">5</text:span>:    <text:span text:style-name="T38">#si..</text:span></text:p>
      <text:p text:style-name="P47">    <text:span text:style-name="T33">print</text:span><text:span text:style-name="T44">(</text:span><text:span text:style-name="T35">"es mayor a 5"</text:span><text:span text:style-name="T44">)</text:span></text:p>
      <text:p text:style-name="P43"><text:span text:style-name="T42">elif</text:span> numero == <text:span text:style-name="T40">5</text:span>:  <text:span text:style-name="T38">#en cambio, sino..</text:span></text:p>
      <text:p text:style-name="P47">    <text:span text:style-name="T33">print</text:span><text:span text:style-name="T44">(</text:span><text:span text:style-name="T35">"es igual a 5"</text:span><text:span text:style-name="T44">)</text:span></text:p>
      <text:p text:style-name="P43"><text:span text:style-name="T42">else</text:span>:   <text:span text:style-name="T38">#sino..</text:span></text:p>
      <text:p text:style-name="P47">    <text:span text:style-name="T33">print</text:span><text:span text:style-name="T44">(</text:span><text:span text:style-name="T35">"es menor a 5"</text:span><text:span text:style-name="T44">)</text:span></text:p>
      <text:p text:style-name="P39"/>
      <text:p text:style-name="P31">Varios países en mi conversor de monedas</text:p>
      <text:p text:style-name="P44">menu = <text:span text:style-name="T34">"""</text:span></text:p>
      <text:p text:style-name="P48">Bienvenido al conversor de monedas ✔</text:p>
      <text:p text:style-name="P49"/>
      <text:p text:style-name="P48">1 - Pesos colombianos</text:p>
      <text:p text:style-name="P48">2 - Pesos argentinos</text:p>
      <text:p text:style-name="P48">3 - Pesos mexicanos</text:p>
      <text:p text:style-name="P48">Elige una opcion: """</text:p>
      <text:p text:style-name="P49"/>
      <text:p text:style-name="P43">opcion = <text:span text:style-name="T32">input</text:span>(menu)</text:p>
      <text:p text:style-name="P43"><text:span text:style-name="T42">if</text:span> opcion == <text:span text:style-name="T34">"1"</text:span>:</text:p>
      <text:p text:style-name="P47">    <text:span text:style-name="T44">pesos = </text:span><text:span text:style-name="T33">input</text:span><text:span text:style-name="T44">(</text:span><text:span text:style-name="T35">"Cuantos pesos colombianos tienes?: "</text:span><text:span text:style-name="T44">)</text:span></text:p>
      <text:p text:style-name="P47">    <text:span text:style-name="T44">pesos = </text:span><text:span text:style-name="T37">float</text:span><text:span text:style-name="T44">(pesos) </text:span><text:span text:style-name="T39">#covertir input en decimal</text:span></text:p>
      <text:p text:style-name="P47">    <text:span text:style-name="T44">valor_dolar = </text:span><text:span text:style-name="T41">3611</text:span></text:p>
      <text:p text:style-name="P47">    <text:span text:style-name="T44">dolares = pesos / valor_dolar</text:span></text:p>
      <text:p text:style-name="P47">    <text:span text:style-name="T44">dolares = </text:span><text:span text:style-name="T33">round</text:span><text:span text:style-name="T44">(dolares, </text:span><text:span text:style-name="T41">2</text:span><text:span text:style-name="T44">) </text:span><text:span text:style-name="T39">#solamente toma 2</text:span></text:p>
      <text:p text:style-name="P47">    <text:span text:style-name="T44">dolares = </text:span><text:span text:style-name="T37">str</text:span><text:span text:style-name="T44">(dolares)</text:span></text:p>
      <text:p text:style-name="P47">    <text:span text:style-name="T33">print</text:span><text:span text:style-name="T44">(</text:span><text:span text:style-name="T35">"sus pesos colombianos, equivalen a $"</text:span><text:span text:style-name="T44"> + dolares + </text:span><text:span text:style-name="T35">" dolares"</text:span><text:span text:style-name="T44">)</text:span></text:p>
      <text:p text:style-name="P49"/>
      <text:p text:style-name="P43"><text:span text:style-name="T42">elif</text:span> opcion == <text:span text:style-name="T34">"2"</text:span>:</text:p>
      <text:p text:style-name="P47">    <text:span text:style-name="T44">pesos = </text:span><text:span text:style-name="T33">input</text:span><text:span text:style-name="T44">(</text:span><text:span text:style-name="T35">"Cuantos pesos argentinos tienes?: "</text:span><text:span text:style-name="T44">)</text:span></text:p>
      <text:p text:style-name="P47">    <text:span text:style-name="T44">pesos = </text:span><text:span text:style-name="T37">float</text:span><text:span text:style-name="T44">(pesos) </text:span></text:p>
      <text:p text:style-name="P47">    <text:span text:style-name="T44">valor_dolar = </text:span><text:span text:style-name="T41">92</text:span></text:p>
      <text:p text:style-name="P47">    <text:span text:style-name="T44">dolares = pesos / valor_dolar</text:span></text:p>
      <text:p text:style-name="P47">    <text:span text:style-name="T44">dolares = </text:span><text:span text:style-name="T33">round</text:span><text:span text:style-name="T44">(dolares, </text:span><text:span text:style-name="T41">2</text:span><text:span text:style-name="T44">) </text:span></text:p>
      <text:p text:style-name="P47">    <text:span text:style-name="T44">dolares = </text:span><text:span text:style-name="T37">str</text:span><text:span text:style-name="T44">(dolares)</text:span></text:p>
      <text:p text:style-name="P47">    <text:span text:style-name="T33">print</text:span><text:span text:style-name="T44">(</text:span><text:span text:style-name="T35">"sus pesos argentinos, equivalen a $"</text:span><text:span text:style-name="T44"> + dolares + </text:span><text:span text:style-name="T35">" dolares"</text:span><text:span text:style-name="T44">)</text:span></text:p>
      <text:p text:style-name="P49"/>
      <text:p text:style-name="P43"><text:span text:style-name="T42">elif</text:span> opcion == <text:span text:style-name="T34">"3"</text:span>:</text:p>
      <text:p text:style-name="P47">    <text:span text:style-name="T44">pesos = </text:span><text:span text:style-name="T33">input</text:span><text:span text:style-name="T44">(</text:span><text:span text:style-name="T35">"Cuantos pesos mexicanos tienes?: "</text:span><text:span text:style-name="T44">)</text:span></text:p>
      <text:p text:style-name="P47">    <text:span text:style-name="T44">pesos = </text:span><text:span text:style-name="T37">float</text:span><text:span text:style-name="T44">(pesos) </text:span></text:p>
      <text:p text:style-name="P47">    <text:span text:style-name="T44">valor_dolar = </text:span><text:span text:style-name="T41">20</text:span></text:p>
      <text:p text:style-name="P47"><text:soft-page-break/>    <text:span text:style-name="T44">dolares = pesos / valor_dolar</text:span></text:p>
      <text:p text:style-name="P47">    <text:span text:style-name="T44">dolares = </text:span><text:span text:style-name="T33">round</text:span><text:span text:style-name="T44">(dolares, </text:span><text:span text:style-name="T41">2</text:span><text:span text:style-name="T44">) </text:span></text:p>
      <text:p text:style-name="P47">    <text:span text:style-name="T44">dolares = </text:span><text:span text:style-name="T37">str</text:span><text:span text:style-name="T44">(dolares)</text:span></text:p>
      <text:p text:style-name="P47">    <text:span text:style-name="T33">print</text:span><text:span text:style-name="T44">(</text:span><text:span text:style-name="T35">"sus pesos mexicanos, equivalen a $"</text:span><text:span text:style-name="T44"> + dolares + </text:span><text:span text:style-name="T35">" dolares"</text:span><text:span text:style-name="T44">)</text:span></text:p>
      <text:p text:style-name="P43"><text:span text:style-name="T42">else</text:span>:</text:p>
      <text:p text:style-name="P47">    <text:span text:style-name="T33">print</text:span><text:span text:style-name="T44">(</text:span><text:span text:style-name="T35">"Elige una opcion correcta"</text:span><text:span text:style-name="T44">)</text:span></text:p>
      <text:p text:style-name="P39"/>
      <text:p text:style-name="P31">Aprendiendo a no repetir código con funciones</text:p>
      <text:p text:style-name="P39">Gracias a <text:span text:style-name="T1">def, podemos “definir” </text:span>funciones. Una función, en programación, es un grupo de instrucciones con un objetivo en particular y que se ejecuta cuando es “invocada”. Cuando al definimos, estamos dándole un conjunto de instrucciones o un algoritmo. La razón por la que existen las funciones es para ahorrar lineas de código y que la legibilidad de éste sea más fácil</text:p>
      <text:p text:style-name="P50"/>
      <text:p text:style-name="P60"><text:span text:style-name="Strong_20_Emphasis"><text:span text:style-name="T15">Parametros</text:span></text:span><text:span text:style-name="T14">: variables que voy a tener disponibles para usarla dentro de la función. </text:span><text:span text:style-name="T16">Lo que cambia</text:span></text:p>
      <text:h text:style-name="P1" text:outline-level="2">Trabajando con texto: cadenas de caracteres</text:h>
      <text:p text:style-name="P50"><text:span text:style-name="T1">Metodos</text:span>: Son funciones especiales que solo funcionan con algún tipo de dato en particular.</text:p>
      <text:p text:style-name="P50">Para mandarlas a llamar se usa:</text:p>
      <text:p text:style-name="P50">…</text:p>
      <text:p text:style-name="P50">variable.metodo()</text:p>
      <text:p text:style-name="P50">…</text:p>
      <text:p text:style-name="P54">Entre las mas usadas para el tipo de dato String están:</text:p>
      <text:p text:style-name="P50">variable.<text:span text:style-name="T1">upper</text:span><text:span text:style-name="T4">()</text:span>: Convierte la cadena de texto en <text:span text:style-name="T1">ma</text:span><text:span text:style-name="T5">y</text:span><text:span text:style-name="T1">usculas</text:span>.</text:p>
      <text:p text:style-name="P50">variable.<text:span text:style-name="T1">capitalize</text:span><text:span text:style-name="T4">()</text:span>: Cambia la<text:span text:style-name="T1"> primer letra</text:span> de una cadena de texto por mayuscula.</text:p>
      <text:p text:style-name="P50">variable.<text:span text:style-name="T1">strip</text:span><text:span text:style-name="T4">()</text:span>: <text:span text:style-name="T1">Elimina</text:span> los <text:span text:style-name="T1">espacios</text:span> innecesarios.</text:p>
      <text:p text:style-name="P50">variable.<text:span text:style-name="T1">lower</text:span><text:span text:style-name="T4">()</text:span>: Remplaza las mayúsculas en una cadena de texto por <text:span text:style-name="T1">minúsculas</text:span>.</text:p>
      <text:p text:style-name="P50">variable.<text:span text:style-name="T1">replace</text:span>(‘inserta’, ‘remplaza’): <text:span text:style-name="T1">Remplaza</text:span> una parte de la cadena por otro, el primer parámetro sera lo que agregara o insertara y el segundo parámetro es lo que quitara para agregar el primer parámetro.</text:p>
      <text:p text:style-name="P50"><text:span text:style-name="T1">len(variable)</text:span>: Te indica la <text:span text:style-name="T1">longitud</text:span> de la cadena de texto dentro de la variable.</text:p>
      <text:p text:style-name="P52"><text:span text:style-name="T1">Variable[2]</text:span> = accede al valor 2 de la variable. Empieza desde 0. Esto daria la letra “r”</text:p>
      <text:h text:style-name="P1" text:outline-level="2">Trabajando con texto: slices</text:h>
      <text:p text:style-name="P50">Los slices, traducidos al español como “rebanadas”, nos permiten dividir los caracteres de un string de múltiples formas. A continuación, un ejemplo de estos:</text:p>
      <text:p text:style-name="P50"/>
      <text:p text:style-name="P50">nombre = "Francisco"</text:p>
      <text:p text:style-name="P50">nombre</text:p>
      <text:p text:style-name="P54">"Francisco"</text:p>
      <text:p text:style-name="P50">nombre[0 : 3<text:span text:style-name="T51">]</text:span> //Arranca desde el primer índice hasta llegar antes del 3° índice.</text:p>
      <text:p text:style-name="P50">"Fra"</text:p>
      <text:p text:style-name="P50">nombre[:3] //Va desde el principio hasta antes de llegar del 3° índice. Cómo no hay ningún parámetro en el primer lugar, se interpreta que arranca desde el principio.</text:p>
      <text:p text:style-name="P50">"Fra"</text:p>
      <text:p text:style-name="P50">nombre[1:7] //Arranca desde el índice 1 hasta llegar antes del 7.</text:p>
      <text:p text:style-name="P50">"rancis"</text:p>
      <text:p text:style-name="P50">nombre[1:7:2] //Arranca desde el índice 1 hasta llegar antes del 7, pero pasos de 2 en 2, ya que eso es lo que nos indica el 3 parámetro, el cual es 2.</text:p>
      <text:p text:style-name="P50">“<text:span text:style-name="T52">rni”</text:span></text:p>
      <text:p text:style-name="P50">nombre[1::3] //Arranca desde el índice 1 hasta el final del string (al no haber ningún 2° parámetro, significa que va hasta el final), pero en pasos de 3 en 3.</text:p>
      <text:p text:style-name="P50">"rcc"</text:p>
      <text:p text:style-name="P50">nombre[: : -1] <text:s/>//Al no haber parámetro en los 2 primeros lugares, se interpreta que se arranca desde el inicio hasta el final, pero en pasos de 1 en 1 con la palabra al revés, porque es -1.</text:p>
      <text:p text:style-name="P51">"ocsicnarF"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><text:soft-page-break/>Proyecto: palíndromo </text:p>
      <text:p text:style-name="P53">Un palindromo es una palabra que se lee igual, de al derecho o al reves</text:p>
      <text:p text:style-name="P53"/>
      <text:p text:style-name="P53">Es una buena practica empezar todos los programas con una funcion principal:</text:p>
      <text:p text:style-name="P45"><text:span text:style-name="T54">def</text:span> <text:span text:style-name="T32">run</text:span>():</text:p>
      <text:p text:style-name="P47">    <text:span text:style-name="T43">pass</text:span></text:p>
      <text:p text:style-name="P49"/>
      <text:p text:style-name="P43"><text:span text:style-name="T42">if</text:span> <text:span text:style-name="T53">__name__</text:span> == <text:span text:style-name="T34">"__main__"</text:span>: <text:span text:style-name="T56">#entry point</text:span></text:p>
      <text:p text:style-name="P47">    <text:span text:style-name="T44">run()</text:span></text:p>
      <text:p text:style-name="P45"/>
      <text:p text:style-name="P46"><text:tab/>Es una buena practica dejar 2 espacios entre funciones</text:p>
      <text:p text:style-name="P46"/>
      <text:p text:style-name="P46"><text:span text:style-name="T54">def</text:span> <text:span text:style-name="T32">palindromo</text:span>(<text:span text:style-name="T53">palabra</text:span>):</text:p>
      <text:p text:style-name="P47">    <text:span text:style-name="T44">palabra = palabra.replace(</text:span><text:span text:style-name="T35">" "</text:span><text:span text:style-name="T44">, </text:span><text:span text:style-name="T35">""</text:span><text:span text:style-name="T44">) </text:span><text:span text:style-name="T39">#elimina los espacios del parametro</text:span></text:p>
      <text:p text:style-name="P47">    <text:span text:style-name="T44">palabra = palabra.lower() </text:span><text:span text:style-name="T39">#pasa a minuscula</text:span></text:p>
      <text:p text:style-name="P47">    <text:span text:style-name="T44">palabra_invertida = palabra[::-</text:span><text:span text:style-name="T41">1</text:span><text:span text:style-name="T44">]</text:span></text:p>
      <text:p text:style-name="P47">    <text:span text:style-name="T43">if</text:span><text:span text:style-name="T44"> palabra == palabra_invertida:</text:span></text:p>
      <text:p text:style-name="P47">        <text:span text:style-name="T43">return</text:span><text:span text:style-name="T44"> </text:span><text:span text:style-name="T55">True</text:span></text:p>
      <text:p text:style-name="P47">    <text:span text:style-name="T43">else</text:span><text:span text:style-name="T44">:</text:span></text:p>
      <text:p text:style-name="P47">        <text:span text:style-name="T43">return</text:span><text:span text:style-name="T44"> </text:span><text:span text:style-name="T55">False</text:span></text:p>
      <text:p text:style-name="P59"/>
      <text:p text:style-name="P43"><text:span text:style-name="T54">def</text:span> <text:span text:style-name="T32">run</text:span>():</text:p>
      <text:p text:style-name="P47">    <text:span text:style-name="T44">palabra = </text:span><text:span text:style-name="T33">input</text:span><text:span text:style-name="T44">(</text:span><text:span text:style-name="T35">"Escribe una palabra: "</text:span><text:span text:style-name="T44">)</text:span></text:p>
      <text:p text:style-name="P47">    <text:span text:style-name="T44">es_palindromo = palindromo(palabra)</text:span></text:p>
      <text:p text:style-name="P47">    <text:span text:style-name="T43">if</text:span><text:span text:style-name="T44"> es_palindromo == </text:span><text:span text:style-name="T55">True</text:span><text:span text:style-name="T44">:</text:span></text:p>
      <text:p text:style-name="P47">        <text:span text:style-name="T33">print</text:span><text:span text:style-name="T44">(</text:span><text:span text:style-name="T35">"Es palindromo"</text:span><text:span text:style-name="T44">)</text:span></text:p>
      <text:p text:style-name="P47">    <text:span text:style-name="T43">else</text:span><text:span text:style-name="T44">:</text:span></text:p>
      <text:p text:style-name="P47">        <text:span text:style-name="T33">print</text:span><text:span text:style-name="T44">(</text:span><text:span text:style-name="T35">"No es palindromo"</text:span><text:span text:style-name="T44">)</text:span></text:p>
      <text:p text:style-name="P59"/>
      <text:p text:style-name="P43"><text:span text:style-name="T42">if</text:span> <text:span text:style-name="T53">__name__</text:span> == <text:span text:style-name="T34">"__main__"</text:span>:</text:p>
      <text:p text:style-name="P47">    <text:span text:style-name="T44">run()</text:span></text:p>
      <text:p text:style-name="P46"/>
      <text:h text:style-name="P2" text:outline-level="2">Aprendiendo bucles</text:h>
      <text:p text:style-name="P6"><text:span text:style-name="T1">loops o bucles</text:span>: Son estructuras de control que nos ayudan a repetir una o varias veces un bloque de comandos. Al igual que los condicionales, los loops usan una condición para establecer si debemos acabar la repetición o para especificar el número de veces que vamos a ejecutar nuestro código (tambien puede repetirse indefinidamente).</text:p>
      <text:p text:style-name="P6"/>
      <text:p text:style-name="P7">Tipos de loops:</text:p>
      <text:p text:style-name="P6"/>
      <text:p text:style-name="P6">* <text:span text:style-name="T1">WHILE</text:span>: <text:span text:style-name="T57">(mientras): </text:span>Nos permite repetir un bloque de código siempre y cuando su condición sea verdadera.</text:p>
      <text:p text:style-name="P6">* <text:span text:style-name="T1">DO</text:span> <text:span text:style-name="T1">WHILE</text:span>: A diferencia del ciclo while, este ejecuta el bloque de comandos antes de comprobar la condición para ejecutar la repetición.</text:p>
      <text:p text:style-name="P6">* <text:span text:style-name="T1">FOR</text:span>: Tiene 3 partes: la inicialización (donde escribimos un poco código ““obligatorio””), la condición (si es verdadera ejecuta el bloque de código) y la actualización del contador (donde actualizamos nuestro código para comprobar si la condición se sigue cumpliendo o si ya podemos acabar la repetición).</text:p>
      <text:p text:style-name="P6"/>
      <text:p text:style-name="P33">El ciclo While</text:p>
      <text:p text:style-name="P9">En Python tiene una palabra reservada llamada while que nos permite ejecutar ciclos, o bien secuencias periódicas que nos permiten ejecutar código múltiples veces.</text:p>
      <text:p text:style-name="P9"/>
      <text:p text:style-name="P9">El ciclo while nos permite realizar múltiples iteraciones basándonos en el resultado de una expresión lógica que puede tener como resultado un valor True o False.</text:p>
      <text:p text:style-name="P9"/>
      <text:p text:style-name="P10">Las <text:span text:style-name="T1">constantes</text:span> se declaran con mayusculas, ellas no cambian a lo largo del codigo.</text:p>
      <text:p text:style-name="P10"/>
      <text:p text:style-name="P10">Hay que teneer cuidado con el BUCLE INFINITO. </text:p>
      <text:p text:style-name="P10"/>
      <text:p text:style-name="P10"/>
      <text:h text:style-name="P21" text:outline-level="2"><text:soft-page-break/>Explorando un bucle diferente: el ciclo for</text:h>
      <text:p text:style-name="P10">Este será usado cuando se conozcan la cantidad de veces a iterar.</text:p>
      <text:p text:style-name="P10"/>
      <text:p text:style-name="P10">Un contador es una variable la cual contiene valores que van incrementando o decrementando cada vez que se ejecuta una acción que lo contenga.</text:p>
      <text:p text:style-name="P10"/>
      <text:p text:style-name="P10">El incremento o decremento es llamado paso del contador y es siempre constante.</text:p>
      <text:p text:style-name="P10"/>
      <text:p text:style-name="P10">Ejemplo: El marcador de un partido de fútbol, cada vez que un equipo anote un gol, aumenta su marcador en una unidad.</text:p>
      <text:p text:style-name="P10"/>
      <text:p text:style-name="P10">Ej2: En las carreras de autos, cuando un vehículo pasa por la línea de meta, se incrementa en una unidad el número de vueltas dadas al circuito, o bien se decrementa el número de vueltas que faltan por relalizar.</text:p>
      <text:p text:style-name="P10"/>
      <text:p text:style-name="P10">Entonces, el incremento es siempre constante, el paso del contador no necesariamente puede ser una unidad, también puede incrementarse o decrementarse de a dos, tres, cuatro, …n. Es decir, puede ser cualquier número que conserve siempre el mismo valor durante todo el programa.</text:p>
      <text:p text:style-name="P10"/>
      <text:p text:style-name="P10">La sintaxis es:</text:p>
      <text:p text:style-name="P10">variable = variable + constante(al incrementar)</text:p>
      <text:p text:style-name="P10">variable = variable - constante(al decrementar)</text:p>
      <text:p text:style-name="P10"/>
      <text:p text:style-name="P10">o de manera resumida:</text:p>
      <text:p text:style-name="P10"/>
      <text:p text:style-name="P10">variable += constante</text:p>
      <text:p text:style-name="P10">variable -= constante</text:p>
      <text:p text:style-name="P10"/>
      <text:p text:style-name="P10">Ejemplo:</text:p>
      <text:p text:style-name="P10"/>
      <text:p text:style-name="P10">gol_local = 0 #si anotan gol: gol_local = gol_local +1</text:p>
      <text:p text:style-name="P10"/>
      <text:p text:style-name="P10">Es importante inicializar en cero a la variable cuando aparezca a ambos lados del símbolo de asignación</text:p>
      <text:p text:style-name="P10"/>
      <text:p text:style-name="P4"><text:span text:style-name="T45">for contador in rango (</text:span><text:span text:style-name="T49">1, </text:span><text:span text:style-name="T45">100</text:span><text:span text:style-name="T48">1</text:span><text:span text:style-name="T45">)</text:span></text:p>
      <text:p text:style-name="P4"><text:span text:style-name="T47">print (contador) </text:span><text:span text:style-name="T45"><text:s/>/////</text:span></text:p>
      <text:p text:style-name="P4"><text:span text:style-name="T45">esto se lee asi: PARA la VARIALE CONTADOR, en el RANGO de </text:span><text:span text:style-name="T49">1</text:span><text:span text:style-name="T47"> a </text:span><text:span text:style-name="T48">1000</text:span><text:span text:style-name="T46">, </text:span><text:span text:style-name="T47">ir tomando los valores </text:span><text:span text:style-name="T50">en cada vuelta del ciclo.</text:span></text:p>
      <text:p text:style-name="P8"/>
      <text:h text:style-name="P20" text:outline-level="2">Recorriendo un string con for</text:h>
      <text:p text:style-name="P4">Recorrer un string con el ciclo For es<text:span text:style-name="T1"> tomar la cadena de caracteres y separarlas uno a uno</text:span>, de este modo quedaría el comando:</text:p>
      <text:p text:style-name="P4">.</text:p>
      <text:p text:style-name="P4"/>
      <text:p text:style-name="P4">def run():</text:p>
      <text:p text:style-name="P4"><text:s text:c="4"/>nombre = input("Escribe tu nombre: ")</text:p>
      <text:p text:style-name="P4"><text:s text:c="4"/>for letra in nombre:</text:p>
      <text:p text:style-name="P4"><text:s text:c="8"/>print(letra)</text:p>
      <text:p text:style-name="P4"><text:s/></text:p>
      <text:p text:style-name="P4"><text:s/></text:p>
      <text:p text:style-name="P4">if __name__ == "__main__":</text:p>
      <text:p text:style-name="P4"><text:s text:c="4"/>run()</text:p>
      <text:p text:style-name="P4">.</text:p>
      <text:p text:style-name="P4">Donde usaremos la variable nombre para recorrer el nombre que se escriba en el input…</text:p>
      <text:p text:style-name="P4">.</text:p>
      <text:p text:style-name="P4">Otra forma de hacerlo (más útil) es:</text:p>
      <text:p text:style-name="P4">.</text:p>
      <text:p text:style-name="P4"/>
      <text:p text:style-name="P4">def run():</text:p>
      <text:p text:style-name="P4"><text:s text:c="4"/>frase = input("Escribe una frase: ")</text:p>
      <text:p text:style-name="P4"><text:s text:c="4"/>for caracter in frase:</text:p>
      <text:p text:style-name="P4"><text:soft-page-break/><text:s text:c="8"/>print(caracter.upper())</text:p>
      <text:p text:style-name="P4"><text:s/></text:p>
      <text:p text:style-name="P4">if __name__ == "__main__":</text:p>
      <text:p text:style-name="P4"><text:s text:c="4"/>run()</text:p>
      <text:p text:style-name="P4">.</text:p>
      <text:p text:style-name="P4">Y cuando se escriba una frase se recorrerá cambiando todas las letras a mayúsculas.</text:p>
      <text:p text:style-name="P4"/>
      <text:p text:style-name="P13">Interrumpiendo ciclos con break y continue</text:p>
      <text:p text:style-name="P4">La instrucción “<text:span text:style-name="T1">continue</text:span>” en Python devuelve el control al comienzo del ciclo while o ciclo for. La instrucción “continue” rechaza todas las declaraciones restantes en la iteración actual del ciclo y mueve el control de regreso a la parte superior del ciclo.</text:p>
      <text:p text:style-name="P4"/>
      <text:p text:style-name="P4">La instrucción “<text:span text:style-name="T1">break</text:span>” en Python termina el ciclo actual y reanuda la ejecución en la siguiente instrucción </text:p>
      <text:p text:style-name="P4"/>
      <text:p text:style-name="P13">Almacenar varios valores en una variable: listas</text:p>
      <text:p text:style-name="P15"><text:span text:style-name="T1">ejemplo de lista</text:span>: objeto = [1, 5, ´maxi´, true]</text:p>
      <text:p text:style-name="P15">Se pueden utilazar los parametro para recorrer los strings</text:p>
      <text:p text:style-name="P4"/>
      <text:p text:style-name="P11">append()</text:p>
      <text:p text:style-name="P4">Añade un ítem al final de la lista:</text:p>
      <text:p text:style-name="P4">lista = [1,2,3,4,5]</text:p>
      <text:p text:style-name="P4">lista.append(6)</text:p>
      <text:p text:style-name="P4">print(lista)</text:p>
      <text:p text:style-name="P4"># [1, 2, 3, 4, 5, 6]</text:p>
      <text:p text:style-name="P4"/>
      <text:p text:style-name="P11">clear()</text:p>
      <text:p text:style-name="P4">Vacía todos los ítems de una lista:</text:p>
      <text:p text:style-name="P4">lista = [1,2,3,4,5]</text:p>
      <text:p text:style-name="P4">lista.clear()</text:p>
      <text:p text:style-name="P4">#[]</text:p>
      <text:p text:style-name="P4"/>
      <text:p text:style-name="P11">extend()</text:p>
      <text:p text:style-name="P4">Une una lista a otra:</text:p>
      <text:p text:style-name="P4">l1 = [1,2,3]</text:p>
      <text:p text:style-name="P4">l2 = [4,5,6]</text:p>
      <text:p text:style-name="P4">l1.extend(l2)</text:p>
      <text:p text:style-name="P5">#[1, 2, 3, 4, 5, 6]</text:p>
      <text:p text:style-name="P5"/>
      <text:p text:style-name="P12">count()</text:p>
      <text:p text:style-name="P4">Cuenta el número de veces que aparece un ítem:</text:p>
      <text:p text:style-name="P4">["Hola", "mundo", "mundo"].count("Hola")</text:p>
      <text:p text:style-name="P4">#1</text:p>
      <text:p text:style-name="P4"/>
      <text:p text:style-name="P11">index()</text:p>
      <text:p text:style-name="P4">Devuelve el índice en el que aparece un ítem (error si no aparece):</text:p>
      <text:p text:style-name="P4">["Hola", "mundo", "mundo"].count("Hola")</text:p>
      <text:p text:style-name="P4">#0</text:p>
      <text:p text:style-name="P4"/>
      <text:p text:style-name="P11">insert()</text:p>
      <text:p text:style-name="P4">Agrega un ítem a la lista en un índice específico:</text:p>
      <text:p text:style-name="P4">l = [1,2,3]</text:p>
      <text:p text:style-name="P4">l.insert(0,0) #(index , element) first position 0, second last position -1</text:p>
      <text:p text:style-name="P4"><text:tab/> <text:s text:c="7"/>#last position len</text:p>
      <text:p text:style-name="P4"><text:tab/> <text:s text:c="7"/># [ 0, 1 , 2 , 3 ]</text:p>
      <text:p text:style-name="P11">pop()</text:p>
      <text:p text:style-name="P4">Extrae un ítem de la lista y lo borra:</text:p>
      <text:p text:style-name="P4">l = [10,20,30,40,50]</text:p>
      <text:p text:style-name="P4">print(l.pop())</text:p>
      <text:p text:style-name="P4">print(l)</text:p>
      <text:p text:style-name="P4"><text:tab/><text:tab/><text:tab/>#50</text:p>
      <text:p text:style-name="P4"><text:tab/><text:tab/><text:tab/>#[10, 20, 30, 40]</text:p>
      <text:p text:style-name="P4"/>
      <text:p text:style-name="P4"/>
      <text:p text:style-name="P4"><text:soft-page-break/>Podemos indicarle un índice con el elemento a sacar (0 es el primer ítem):</text:p>
      <text:p text:style-name="P4"/>
      <text:p text:style-name="P4">print(l.pop(0))</text:p>
      <text:p text:style-name="P4">print(l)</text:p>
      <text:p text:style-name="P4"><text:tab/><text:tab/><text:tab/>#10</text:p>
      <text:p text:style-name="P4"><text:tab/><text:tab/><text:tab/>#[20, 30, 40]</text:p>
      <text:p text:style-name="P11">remove()</text:p>
      <text:p text:style-name="P4">Borra el primer ítem de la lista cuyo valor concuerde con el que indicamos:</text:p>
      <text:p text:style-name="P4">l = [20,30,30,30,40]</text:p>
      <text:p text:style-name="P4">l.remove(30)</text:p>
      <text:p text:style-name="P4">print(l)</text:p>
      <text:p text:style-name="P4"><text:tab/><text:tab/><text:tab/>#[20, 30, 30, 40]</text:p>
      <text:p text:style-name="P11"/>
      <text:p text:style-name="P11">reverse()</text:p>
      <text:p text:style-name="P4">Le da la vuelta a la lista actual:</text:p>
      <text:p text:style-name="P4">l.reverse()</text:p>
      <text:p text:style-name="P4">print(l)</text:p>
      <text:p text:style-name="P4"><text:tab/><text:tab/><text:tab/>#[40, 30, 30, 20]</text:p>
      <text:p text:style-name="P4">Las cadenas no tienen el método .reverse() pero podemos simularlo haciendo unas conversiones:</text:p>
      <text:p text:style-name="P4"/>
      <text:p text:style-name="P4">lista = list("Hola mundo")</text:p>
      <text:p text:style-name="P4">lista.reverse()</text:p>
      <text:p text:style-name="P4">cadena = "".join(lista)</text:p>
      <text:p text:style-name="P4">cadena</text:p>
      <text:p text:style-name="P4">#'odnum aloH'</text:p>
      <text:p text:style-name="P11"/>
      <text:p text:style-name="P11">sort()</text:p>
      <text:p text:style-name="P4">Ordena automáticamente los ítems de una lista por su valor de menor a mayor:</text:p>
      <text:p text:style-name="P4"/>
      <text:p text:style-name="P4">lista = [5,-10,35,0,-65,100]</text:p>
      <text:p text:style-name="P4">lista.sort()</text:p>
      <text:p text:style-name="P4">lista</text:p>
      <text:p text:style-name="P4">#[-65, -10, 0, 5, 35, 100]</text:p>
      <text:p text:style-name="P4">Podemos utilizar el argumento reverse=True para indicar que la ordene del revés:</text:p>
      <text:p text:style-name="P4"/>
      <text:p text:style-name="P4">lista.sort(reverse=True)</text:p>
      <text:p text:style-name="P4">lista</text:p>
      <text:p text:style-name="P4">#[100, 35, 5, 0, -10, -65]</text:p>
      <text:p text:style-name="P4"/>
      <text:h text:style-name="P22" text:outline-level="2">Entendiendo cómo funcionan las tuplas</text:h>
      <text:p text:style-name="P4">En Python, una <text:span text:style-name="T1">tupla</text:span> es un conjunto ordenado e inmutable de elementos del mismo o diferente tipo. Las tuplas se representan escribiendo los elementos entre paréntesis y separados por comas. Una tupla puede no contener ningún elemento, es decir, ser una tupla vacía.</text:p>
      <text:p text:style-name="P16"/>
      <text:p text:style-name="P16">Ej: mi_tupla = (1, 2, 3, 4, 5). Se usan parentesis. Son listas pero estáticas, esto quiere decir que <text:span text:style-name="T1">NO</text:span> podemos agregar/eliminar/modificar valores, pero SI puedo recorrer la lista (inmutables)</text:p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¿Qué son los diccionarios?</text:p>
      <text:p text:style-name="P17">Diccionarios: Son una estructura de datos mutable las cuales almacenan diferentes tipos de valores sin darle importancia a su orden. Identifican a cada elemento por una <text:span text:style-name="T1">clave (Key)</text:span>. Se escriben entre <text:span text:style-name="T1">{}.</text:span></text:p>
      <text:p text:style-name="P18">mi_diccionario = {</text:p>
      <text:p text:style-name="P18"><text:tab/>‘keys’ = ‘valor’</text:p>
      <text:p text:style-name="P18"><text:tab/><text:tab/>}</text:p>
      <text:p text:style-name="P17"><text:span text:style-name="T1">Operaciones</text:span>:</text:p>
      <text:p text:style-name="P17"/>
      <text:p text:style-name="P17">.keys() —&gt; Retorna la clave de nuestro elemento</text:p>
      <text:p text:style-name="P17"/>
      <text:p text:style-name="P17">.values()—&gt; Retorna una lista de elementos (valores del diccionario)</text:p>
      <text:p text:style-name="P17"/>
      <text:p text:style-name="P17">.items() —&gt; Devuelve lista de tuplas (primero la clave y luego el valor)</text:p>
      <text:p text:style-name="P17"/>
      <text:p text:style-name="P17">.clear() —&gt; Elimina todos los items del diccionario</text:p>
      <text:p text:style-name="P17"/>
      <text:p text:style-name="P17">.pop(“n”) —&gt; Elimina el elemento ingresad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enlo" svg:font-family="Menlo, Monaco, Consolas, 'Courier New', monospace"/>
    <style:font-face style:name="Quattrocento" svg:font-family="Quattrocento, serif"/>
    <style:font-face style:name="Roboto" svg:font-family="Roboto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19T11:36:32.251000000</meta:creation-date>
    <dc:date>2021-04-21T23:21:27.157000000</dc:date>
    <meta:editing-duration>PT8H56M37S</meta:editing-duration>
    <meta:editing-cycles>79</meta:editing-cycles>
    <meta:generator>LibreOffice/6.4.5.2$Windows_X86_64 LibreOffice_project/a726b36747cf2001e06b58ad5db1aa3a9a1872d6</meta:generator>
    <meta:document-statistic meta:table-count="0" meta:image-count="0" meta:object-count="0" meta:page-count="10" meta:paragraph-count="400" meta:word-count="3006" meta:character-count="18257" meta:non-whitespace-character-count="15344"/>
  </office:meta>
</office:document-meta>
</file>